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a984" officeooo:paragraph-rsid="0001a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Rocket </text:p>
      <text:p text:style-name="P1">hamari lambi hai height</text:p>
      <text:p text:style-name="P1">surrender karo ya karo hamse f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2T18:08:15.128734879</dc:date>
    <meta:document-statistic meta:table-count="0" meta:image-count="0" meta:object-count="0" meta:page-count="1" meta:paragraph-count="3" meta:word-count="12" meta:character-count="70" meta:non-whitespace-character-count="60"/>
    <meta:generator>LibreOffice/4.2.7.2$Linux_X86_64 LibreOffice_project/420m0$Build-2</meta:generator>
  </office:meta>
</office:document-meta>
</file>